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4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19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38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ext-properties fo:color="#800080"/>
    </style:style>
    <style:style style:name="ce45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6" style:family="table-cell" style:parent-style-name="Default">
      <style:table-cell-properties fo:background-color="#cccccc"/>
      <style:text-properties fo:color="#800080"/>
    </style:style>
    <style:style style:name="ce47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48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51" style:family="table-cell" style:parent-style-name="Default" style:data-style-name="N2">
      <style:table-cell-properties fo:background-color="#cccccc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3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5" style:family="table-cell" style:parent-style-name="Default" style:data-style-name="N2">
      <style:table-cell-properties fo:border="none"/>
      <style:text-properties fo:color="#ff0000"/>
    </style:style>
    <style:style style:name="ce56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7" style:family="table-cell" style:parent-style-name="Default" style:data-style-name="N2">
      <style:table-cell-properties fo:background-color="#cccccc" fo:border="none"/>
      <style:text-properties fo:color="#ff0000"/>
    </style:style>
    <style:style style:name="ce58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0" style:family="table-cell" style:parent-style-name="Default" style:data-style-name="N1">
      <style:table-cell-properties fo:border="none"/>
      <style:text-properties fo:color="#800080"/>
    </style:style>
    <style:style style:name="ce61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2" style:family="table-cell" style:parent-style-name="Default" style:data-style-name="N1">
      <style:table-cell-properties fo:background-color="#cccccc" fo:border="none"/>
      <style:text-properties fo:color="#800080"/>
    </style:style>
    <style:style style:name="ce63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64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5" style:family="table-cell" style:parent-style-name="Default" style:data-style-name="N2">
      <style:table-cell-properties fo:border="none"/>
      <style:text-properties fo:color="#800080"/>
    </style:style>
    <style:style style:name="ce66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7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8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6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73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5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4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5"/>
        <table:table-column table:style-name="co14" table:default-cell-style-name="ce60"/>
        <table:table-column table:style-name="co14" table:default-cell-style-name="ce66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6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6"/>
          <table:covered-table-cell table:style-name="ce11"/>
          <table:covered-table-cell table:style-name="ce16"/>
          <table:covered-table-cell table:style-name="ce21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6"/>
          <table:covered-table-cell table:style-name="ce11"/>
          <table:covered-table-cell table:style-name="ce27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35"/>
          <table:covered-table-cell table:style-name="ce11"/>
          <table:covered-table-cell table:style-name="ce16"/>
          <table:covered-table-cell table:style-name="ce43"/>
          <table:covered-table-cell table:style-name="ce11"/>
          <table:covered-table-cell table:style-name="ce48"/>
          <table:covered-table-cell table:style-name="ce16"/>
          <table:covered-table-cell table:style-name="ce54"/>
          <table:covered-table-cell table:style-name="ce59"/>
          <table:covered-table-cell table:style-name="ce64"/>
          <table:covered-table-cell table:style-name="ce11"/>
          <table:covered-table-cell table:style-name="ce48"/>
          <table:covered-table-cell table:style-name="ce16"/>
          <table:covered-table-cell table:style-name="ce70"/>
          <table:table-cell table:style-name="ce6" table:number-columns-repeated="39"/>
          <table:table-cell table:number-columns-repeated="95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# ALL</text:p>
          </table:table-cell>
          <table:table-cell table:style-name="ce6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6" office:value-type="string" calcext:value-type="string">
            <text:p># ACTIVE</text:p>
          </table:table-cell>
          <table:table-cell table:style-name="ce6" office:value-type="string" calcext:value-type="string">
            <text:p># FILTER</text:p>
          </table:table-cell>
          <table:table-cell table:style-name="ce11" office:value-type="string" calcext:value-type="string">
            <text:p># BRANCHES</text:p>
          </table:table-cell>
          <table:table-cell table:style-name="ce16" office:value-type="string" calcext:value-type="string">
            <text:p># FIELDS</text:p>
          </table:table-cell>
          <table:table-cell table:style-name="ce21" office:value-type="string" calcext:value-type="string">
            <text:p># COLUMNS</text:p>
          </table:table-cell>
          <table:table-cell table:style-name="ce11" office:value-type="string" calcext:value-type="string">
            <text:p># BASKETS</text:p>
          </table:table-cell>
          <table:table-cell table:style-name="ce16" office:value-type="string" calcext:value-type="string">
            <text:p># PAGES</text:p>
          </table:table-cell>
          <table:table-cell table:style-name="ce11" office:value-type="string" calcext:value-type="string">
            <text:p># CLUSTERS(TREE)</text:p>
          </table:table-cell>
          <table:table-cell table:style-name="ce27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35" office:value-type="string" calcext:value-type="string">
            <text:p>NTPL-SIZE [kB]</text:p>
          </table:table-cell>
          <table:table-cell table:style-name="ce11" office:value-type="string" calcext:value-type="string">
            <text:p># TREE-READ()</text:p>
          </table:table-cell>
          <table:table-cell table:style-name="ce16" office:value-type="string" calcext:value-type="string">
            <text:p># NTPL-READ()</text:p>
          </table:table-cell>
          <table:table-cell table:style-name="ce43" office:value-type="string" calcext:value-type="string">
            <text:p># MMAP-READ()</text:p>
          </table:table-cell>
          <table:table-cell table:style-name="ce11" office:value-type="string" calcext:value-type="string">
            <text:p>TREE-READ [kB]</text:p>
          </table:table-cell>
          <table:table-cell table:style-name="ce48" office:value-type="string" calcext:value-type="string">
            <text:p>TREE-READ [%]</text:p>
          </table:table-cell>
          <table:table-cell table:style-name="ce16" office:value-type="string" calcext:value-type="string">
            <text:p>NTPL-READ [kB]</text:p>
          </table:table-cell>
          <table:table-cell table:style-name="ce54" office:value-type="string" calcext:value-type="string">
            <text:p>NTPL-READ [%]</text:p>
          </table:table-cell>
          <table:table-cell table:style-name="ce59" office:value-type="string" calcext:value-type="string">
            <text:p>MMAP-READ [kB]</text:p>
          </table:table-cell>
          <table:table-cell table:style-name="ce64" office:value-type="string" calcext:value-type="string">
            <text:p>MMAP-READ [%]</text:p>
          </table:table-cell>
          <table:table-cell table:style-name="ce11" office:value-type="string" calcext:value-type="string">
            <text:p>TREE-UNZIP [kB]</text:p>
          </table:table-cell>
          <table:table-cell table:style-name="ce48" office:value-type="string" calcext:value-type="string">
            <text:p>TREE-UNZIP [%]</text:p>
          </table:table-cell>
          <table:table-cell table:style-name="ce16" office:value-type="string" calcext:value-type="string">
            <text:p>NTPL-UNZIP [kB]</text:p>
          </table:table-cell>
          <table:table-cell table:style-name="ce70" office:value-type="string" calcext:value-type="string">
            <text:p>NTPL-UNZIP [%]</text:p>
          </table:table-cell>
          <table:table-cell table:style-name="ce6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1617" calcext:value-type="float">
            <text:p>1617</text:p>
          </table:table-cell>
          <table:table-cell office:value-type="float" office:value="134" calcext:value-type="float">
            <text:p>134</text:p>
          </table:table-cell>
          <table:table-cell office:value-type="float" office:value="11872" calcext:value-type="float">
            <text:p>11872</text:p>
          </table:table-cell>
          <table:table-cell office:value-type="float" office:value="1261804" calcext:value-type="float">
            <text:p>1261804</text:p>
          </table:table-cell>
          <table:table-cell table:formula="of:=100*([.S3]/[.N3])" office:value-type="float" office:value="82.0587324833971" calcext:value-type="float">
            <text:p>82.06</text:p>
          </table:table-cell>
          <table:table-cell office:value-type="float" office:value="1537621" calcext:value-type="float">
            <text:p>1537621</text:p>
          </table:table-cell>
          <table:table-cell table:formula="of:=100*([.U3]/[.O3])" office:value-type="float" office:value="99.9999349645101" calcext:value-type="float">
            <text:p>100.00</text:p>
          </table:table-cell>
          <table:table-cell office:value-type="float" office:value="1257912" calcext:value-type="float">
            <text:p>1257912</text:p>
          </table:table-cell>
          <table:table-cell table:style-name="ce65" table:formula="of:=100*([.W3]/[.O3])" office:value-type="float" office:value="81.8089231293517" calcext:value-type="float">
            <text:p>81.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804" calcext:value-type="float">
            <text:p>804</text:p>
          </table:table-cell>
          <table:table-cell office:value-type="float" office:value="762" calcext:value-type="float">
            <text:p>762</text:p>
          </table:table-cell>
          <table:table-cell office:value-type="float" office:value="1625" calcext:value-type="float">
            <text:p>1625</text:p>
          </table:table-cell>
          <table:table-cell office:value-type="float" office:value="70437" calcext:value-type="float">
            <text:p>70437</text:p>
          </table:table-cell>
          <table:table-cell table:formula="of:=100*([.S4]/[.N4])" office:value-type="float" office:value="0.578131657282024" calcext:value-type="float">
            <text:p>0.58</text:p>
          </table:table-cell>
          <table:table-cell office:value-type="float" office:value="41315" calcext:value-type="float">
            <text:p>41315</text:p>
          </table:table-cell>
          <table:table-cell table:formula="of:=100*([.U4]/[.O4])" office:value-type="float" office:value="0.494740174890023" calcext:value-type="float">
            <text:p>0.49</text:p>
          </table:table-cell>
          <table:table-cell office:value-type="float" office:value="191583" calcext:value-type="float">
            <text:p>191583</text:p>
          </table:table-cell>
          <table:table-cell table:style-name="ce65" table:formula="of:=100*([.W4]/[.O4])" office:value-type="float" office:value="2.29417419644089" calcext:value-type="float">
            <text:p>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4068" calcext:value-type="float">
            <text:p>3554068</text:p>
          </table:table-cell>
          <table:table-cell office:value-type="float" office:value="3200" calcext:value-type="float">
            <text:p>3200</text:p>
          </table:table-cell>
          <table:table-cell office:value-type="float" office:value="3597" calcext:value-type="float">
            <text:p>3597</text:p>
          </table:table-cell>
          <table:table-cell office:value-type="float" office:value="9347" calcext:value-type="float">
            <text:p>9347</text:p>
          </table:table-cell>
          <table:table-cell office:value-type="float" office:value="360616" calcext:value-type="float">
            <text:p>360616</text:p>
          </table:table-cell>
          <table:table-cell table:formula="of:=100*([.S5]/[.N5])" office:value-type="float" office:value="6.660254193964" calcext:value-type="float">
            <text:p>6.66</text:p>
          </table:table-cell>
          <table:table-cell office:value-type="float" office:value="359914" calcext:value-type="float">
            <text:p>359914</text:p>
          </table:table-cell>
          <table:table-cell table:formula="of:=100*([.U5]/[.O5])" office:value-type="float" office:value="10.1268180575048" calcext:value-type="float">
            <text:p>10.13</text:p>
          </table:table-cell>
          <table:table-cell office:value-type="float" office:value="956888" calcext:value-type="float">
            <text:p>956888</text:p>
          </table:table-cell>
          <table:table-cell table:style-name="ce65" table:formula="of:=100*([.W5]/[.O5])" office:value-type="float" office:value="26.9237392193959" calcext:value-type="float">
            <text:p>26.92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5"/>
          <table:table-cell table:style-name="ce89"/>
          <table:table-cell table:style-name="ce113"/>
          <table:table-cell table:style-name="ce93"/>
          <table:table-cell table:style-name="ce56"/>
          <table:table-cell table:style-name="ce61"/>
          <table:table-cell table:style-name="ce67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38"/>
          <table:covered-table-cell table:style-name="ce14"/>
          <table:covered-table-cell table:style-name="ce19"/>
          <table:covered-table-cell table:style-name="ce46"/>
          <table:covered-table-cell table:style-name="ce14"/>
          <table:covered-table-cell table:style-name="ce51"/>
          <table:covered-table-cell table:style-name="ce19"/>
          <table:covered-table-cell table:style-name="ce57"/>
          <table:covered-table-cell table:style-name="ce62"/>
          <table:covered-table-cell table:style-name="ce68"/>
          <table:covered-table-cell table:style-name="ce14"/>
          <table:covered-table-cell table:style-name="ce51"/>
          <table:covered-table-cell table:style-name="ce19"/>
          <table:covered-table-cell table:style-name="ce73"/>
          <table:table-cell table:style-name="ce85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1719" calcext:value-type="float">
            <text:p>171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3580" calcext:value-type="float">
            <text:p>803580</text:p>
          </table:table-cell>
          <table:table-cell table:formula="of:=100*([.S13]/[.N13])" office:value-type="float" office:value="74.0228982952017" calcext:value-type="float">
            <text:p>74.02</text:p>
          </table:table-cell>
          <table:table-cell office:value-type="float" office:value="1079665" calcext:value-type="float">
            <text:p>1079665</text:p>
          </table:table-cell>
          <table:table-cell table:formula="of:=100*([.U13]/[.O13])" office:value-type="float" office:value="99.9963878989056" calcext:value-type="float">
            <text:p>100.00</text:p>
          </table:table-cell>
          <table:table-cell table:number-columns-repeated="2"/>
          <table:table-cell office:value-type="float" office:value="1138770" calcext:value-type="float">
            <text:p>1138770</text:p>
          </table:table-cell>
          <table:table-cell table:formula="of:=100*([.Y13]/[.N3])" office:value-type="float" office:value="74.0574786497096" calcext:value-type="float">
            <text:p>74.06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804" calcext:value-type="float">
            <text:p>80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25972" calcext:value-type="float">
            <text:p>25972</text:p>
          </table:table-cell>
          <table:table-cell table:formula="of:=100*([.S14]/[.N14])" office:value-type="float" office:value="0.60624012776513" calcext:value-type="float">
            <text:p>0.61</text:p>
          </table:table-cell>
          <table:table-cell office:value-type="float" office:value="19440" calcext:value-type="float">
            <text:p>19440</text:p>
          </table:table-cell>
          <table:table-cell table:formula="of:=100*([.U14]/[.O14])" office:value-type="float" office:value="0.595434086457397" calcext:value-type="float">
            <text:p>0.60</text:p>
          </table:table-cell>
          <table:table-cell table:number-columns-repeated="2"/>
          <table:table-cell office:value-type="float" office:value="73860" calcext:value-type="float">
            <text:p>73860</text:p>
          </table:table-cell>
          <table:table-cell table:formula="of:=100*([.Y14]/[.N4])" office:value-type="float" office:value="0.606226900731863" calcext:value-type="float">
            <text:p>0.61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86763" calcext:value-type="float">
            <text:p>1986763</text:p>
          </table:table-cell>
          <table:table-cell office:value-type="float" office:value="4903" calcext:value-type="float">
            <text:p>4903</text:p>
          </table:table-cell>
          <table:table-cell office:value-type="float" office:value="3646" calcext:value-type="float">
            <text:p>3646</text:p>
          </table:table-cell>
          <table:table-cell/>
          <table:table-cell office:value-type="float" office:value="189715" calcext:value-type="float">
            <text:p>189715</text:p>
          </table:table-cell>
          <table:table-cell table:formula="of:=100*([.S15]/[.N15])" office:value-type="float" office:value="7.26425118460728" calcext:value-type="float">
            <text:p>7.26</text:p>
          </table:table-cell>
          <table:table-cell office:value-type="float" office:value="207941" calcext:value-type="float">
            <text:p>207941</text:p>
          </table:table-cell>
          <table:table-cell table:formula="of:=100*([.U15]/[.O15])" office:value-type="float" office:value="10.4663213478407" calcext:value-type="float">
            <text:p>10.47</text:p>
          </table:table-cell>
          <table:table-cell table:number-columns-repeated="2"/>
          <table:table-cell office:value-type="float" office:value="393399" calcext:value-type="float">
            <text:p>393399</text:p>
          </table:table-cell>
          <table:table-cell table:formula="of:=100*([.Y15]/[.N5])" office:value-type="float" office:value="7.26572681093253" calcext:value-type="float">
            <text:p>7.27</text:p>
          </table:table-cell>
          <table:table-cell office:value-type="float" office:value="296117" calcext:value-type="float">
            <text:p>296117</text:p>
          </table:table-cell>
          <table:table-cell table:formula="of:=100*([.AA15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5"/>
          <table:table-cell table:style-name="ce89"/>
          <table:table-cell table:style-name="ce113"/>
          <table:table-cell table:style-name="ce93"/>
          <table:table-cell table:style-name="ce56"/>
          <table:table-cell table:style-name="ce61"/>
          <table:table-cell table:style-name="ce67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4"/>
          <table:covered-table-cell table:style-name="ce19"/>
          <table:covered-table-cell table:style-name="ce46"/>
          <table:covered-table-cell table:style-name="ce14"/>
          <table:covered-table-cell table:style-name="ce114"/>
          <table:covered-table-cell table:style-name="ce19"/>
          <table:covered-table-cell table:style-name="ce57"/>
          <table:covered-table-cell table:style-name="ce62"/>
          <table:covered-table-cell table:style-name="ce68"/>
          <table:covered-table-cell table:style-name="ce14"/>
          <table:covered-table-cell table:style-name="ce114"/>
          <table:covered-table-cell table:style-name="ce19"/>
          <table:covered-table-cell table:style-name="ce122"/>
          <table:table-cell table:style-name="ce85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1719" calcext:value-type="float">
            <text:p>171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1061" calcext:value-type="float">
            <text:p>851061</text:p>
          </table:table-cell>
          <table:table-cell table:formula="of:=100*([.S23]/[.N23])" office:value-type="float" office:value="73.761059032352" calcext:value-type="float">
            <text:p>73.76</text:p>
          </table:table-cell>
          <table:table-cell office:value-type="float" office:value="1152357" calcext:value-type="float">
            <text:p>1152357</text:p>
          </table:table-cell>
          <table:table-cell table:formula="of:=100*([.U23]/[.O23])" office:value-type="float" office:value="99.9955744840369" calcext:value-type="float">
            <text:p>100.00</text:p>
          </table:table-cell>
          <table:table-cell table:number-columns-repeated="2"/>
          <table:table-cell office:value-type="float" office:value="1134817" calcext:value-type="float">
            <text:p>1134817</text:p>
          </table:table-cell>
          <table:table-cell table:formula="of:=100*([.Y23]/[.N3])" office:value-type="float" office:value="73.8004037240421" calcext:value-type="float">
            <text:p>73.80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804" calcext:value-type="float">
            <text:p>80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41144" calcext:value-type="float">
            <text:p>41144</text:p>
          </table:table-cell>
          <table:table-cell table:formula="of:=100*([.S24]/[.N24])" office:value-type="float" office:value="0.747778646325091" calcext:value-type="float">
            <text:p>0.75</text:p>
          </table:table-cell>
          <table:table-cell office:value-type="float" office:value="26236" calcext:value-type="float">
            <text:p>26236</text:p>
          </table:table-cell>
          <table:table-cell table:formula="of:=100*([.U24]/[.O24])" office:value-type="float" office:value="0.656959511452094" calcext:value-type="float">
            <text:p>0.66</text:p>
          </table:table-cell>
          <table:table-cell table:number-columns-repeated="2"/>
          <table:table-cell office:value-type="float" office:value="91071" calcext:value-type="float">
            <text:p>91071</text:p>
          </table:table-cell>
          <table:table-cell table:formula="of:=100*([.Y24]/[.N4])" office:value-type="float" office:value="0.747491065211908" calcext:value-type="float">
            <text:p>0.75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54354" calcext:value-type="float">
            <text:p>2254354</text:p>
          </table:table-cell>
          <table:table-cell office:value-type="float" office:value="2203" calcext:value-type="float">
            <text:p>2203</text:p>
          </table:table-cell>
          <table:table-cell office:value-type="float" office:value="3549" calcext:value-type="float">
            <text:p>3549</text:p>
          </table:table-cell>
          <table:table-cell/>
          <table:table-cell office:value-type="float" office:value="255126" calcext:value-type="float">
            <text:p>255126</text:p>
          </table:table-cell>
          <table:table-cell table:formula="of:=100*([.S25]/[.N25])" office:value-type="float" office:value="8.25650752637784" calcext:value-type="float">
            <text:p>8.26</text:p>
          </table:table-cell>
          <table:table-cell office:value-type="float" office:value="261344" calcext:value-type="float">
            <text:p>261344</text:p>
          </table:table-cell>
          <table:table-cell table:formula="of:=100*([.U25]/[.O25])" office:value-type="float" office:value="11.5928554255454" calcext:value-type="float">
            <text:p>11.59</text:p>
          </table:table-cell>
          <table:table-cell table:number-columns-repeated="2"/>
          <table:table-cell office:value-type="float" office:value="446957" calcext:value-type="float">
            <text:p>446957</text:p>
          </table:table-cell>
          <table:table-cell table:formula="of:=100*([.Y25]/[.N5])" office:value-type="float" office:value="8.2548950511668" calcext:value-type="float">
            <text:p>8.25</text:p>
          </table:table-cell>
          <table:table-cell office:value-type="float" office:value="257417" calcext:value-type="float">
            <text:p>257417</text:p>
          </table:table-cell>
          <table:table-cell table:formula="of:=100*([.AA25]/[.O5])" office:value-type="float" office:value="7.24288336632839" calcext:value-type="float">
            <text:p>7.24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7"/>
          <table:covered-table-cell table:style-name="ce41"/>
          <table:covered-table-cell table:style-name="ce53"/>
          <table:covered-table-cell table:style-name="ce42"/>
          <table:covered-table-cell table:style-name="ce58"/>
          <table:covered-table-cell table:style-name="ce63"/>
          <table:covered-table-cell table:style-name="ce69"/>
          <table:covered-table-cell table:style-name="ce41"/>
          <table:covered-table-cell table:style-name="ce53"/>
          <table:covered-table-cell table:style-name="ce42"/>
          <table:covered-table-cell table:style-name="ce75"/>
          <table:table-cell table:style-name="ce9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1719" calcext:value-type="float">
            <text:p>171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3707" calcext:value-type="float">
            <text:p>723707</text:p>
          </table:table-cell>
          <table:table-cell table:formula="of:=100*([.S32]/[.N32])" office:value-type="float" office:value="73.1113915073611" calcext:value-type="float">
            <text:p>73.11</text:p>
          </table:table-cell>
          <table:table-cell office:value-type="float" office:value="995647" calcext:value-type="float">
            <text:p>995647</text:p>
          </table:table-cell>
          <table:table-cell table:formula="of:=100*([.U32]/[.O32])" office:value-type="float" office:value="99.9977904303539" calcext:value-type="float">
            <text:p>100.00</text:p>
          </table:table-cell>
          <table:table-cell table:number-columns-repeated="2"/>
          <table:table-cell office:value-type="float" office:value="1124608" calcext:value-type="float">
            <text:p>1124608</text:p>
          </table:table-cell>
          <table:table-cell table:formula="of:=100*([.Y32]/[.N3])" office:value-type="float" office:value="73.1364831785985" calcext:value-type="float">
            <text:p>73.1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804" calcext:value-type="float">
            <text:p>80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18030" calcext:value-type="float">
            <text:p>18030</text:p>
          </table:table-cell>
          <table:table-cell table:formula="of:=100*([.S33]/[.N33])" office:value-type="float" office:value="0.626591674914647" calcext:value-type="float">
            <text:p>0.63</text:p>
          </table:table-cell>
          <table:table-cell office:value-type="float" office:value="15859" calcext:value-type="float">
            <text:p>15859</text:p>
          </table:table-cell>
          <table:table-cell table:formula="of:=100*([.U33]/[.O33])" office:value-type="float" office:value="0.632079709240942" calcext:value-type="float">
            <text:p>0.63</text:p>
          </table:table-cell>
          <table:table-cell table:number-columns-repeated="2"/>
          <table:table-cell office:value-type="float" office:value="76262" calcext:value-type="float">
            <text:p>76262</text:p>
          </table:table-cell>
          <table:table-cell table:formula="of:=100*([.Y33]/[.N4])" office:value-type="float" office:value="0.625941997070314" calcext:value-type="float">
            <text:p>0.6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60755" calcext:value-type="float">
            <text:p>1860755</text:p>
          </table:table-cell>
          <table:table-cell office:value-type="float" office:value="1943" calcext:value-type="float">
            <text:p>1943</text:p>
          </table:table-cell>
          <table:table-cell office:value-type="float" office:value="3661" calcext:value-type="float">
            <text:p>3661</text:p>
          </table:table-cell>
          <table:table-cell/>
          <table:table-cell office:value-type="float" office:value="151205" calcext:value-type="float">
            <text:p>151205</text:p>
          </table:table-cell>
          <table:table-cell table:formula="of:=100*([.S34]/[.N34])" office:value-type="float" office:value="6.73252928575659" calcext:value-type="float">
            <text:p>6.73</text:p>
          </table:table-cell>
          <table:table-cell office:value-type="float" office:value="179066" calcext:value-type="float">
            <text:p>179066</text:p>
          </table:table-cell>
          <table:table-cell table:formula="of:=100*([.U34]/[.O34])" office:value-type="float" office:value="9.62329806986949" calcext:value-type="float">
            <text:p>9.62</text:p>
          </table:table-cell>
          <table:table-cell table:number-columns-repeated="2"/>
          <table:table-cell office:value-type="float" office:value="364440" calcext:value-type="float">
            <text:p>364440</text:p>
          </table:table-cell>
          <table:table-cell table:formula="of:=100*([.Y34]/[.N5])" office:value-type="float" office:value="6.73088004538967" calcext:value-type="float">
            <text:p>6.73</text:p>
          </table:table-cell>
          <table:table-cell office:value-type="float" office:value="296117" calcext:value-type="float">
            <text:p>296117</text:p>
          </table:table-cell>
          <table:table-cell table:formula="of:=100*([.AA34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4:58:42.56395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3T17:17:45.834018451</dc:date>
    <meta:editing-duration>P1DT18H10M29S</meta:editing-duration>
    <meta:editing-cycles>16</meta:editing-cycles>
    <meta:document-statistic meta:table-count="1" meta:cell-count="260" meta:object-count="0"/>
  </office:meta>
</office:document-meta>
</file>